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2" style:family="table-row">
      <style:table-row-properties style:row-height="0.1783in" fo:break-before="auto" style:use-optimal-row-height="true"/>
    </style:style>
    <style:style style:name="ro3" style:family="table-row">
      <style:table-row-properties style:row-height="2.8398in" fo:break-before="auto" style:use-optimal-row-height="true"/>
    </style:style>
    <style:style style:name="ro4" style:family="table-row">
      <style:table-row-properties style:row-height="0.7453in" fo:break-before="auto" style:use-optimal-row-height="true"/>
    </style:style>
    <style:style style:name="ro5" style:family="table-row">
      <style:table-row-properties style:row-height="0.20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44pt" fo:font-weight="bold" style:font-size-asian="44pt" style:font-weight-asian="bold" style:font-size-complex="44pt" style:font-weight-complex="bold"/>
    </style:style>
  </office:automatic-styles>
  <office:body>
    <office:spreadsheet>
      <table:table table:name="Sheet1" table:style-name="ta1" table:print="false">
        <table:table-column table:style-name="co1" table:number-columns-repeated="4" table:default-cell-style-name="Default"/>
        <table:table-row table:style-name="ro3">
          <table:table-cell office:value-type="string">
            <text:p>Some simple rules with 18650 cells, I made up this FAQ for DKblock cells:</text:p>
            <text:p/>
            <text:p>Buy from a reputable seller so you do not get counterfeit cells.</text:p>
            <text:p>Buy reputable name brand, LG, Panasonic(Sanyo), Samsung, in that order are preferred. The cells are made in Japan or So Korea( both preferred) and China also ok, usually cheaper and slightly lower energy capacity.</text:p>
            <text:p>Do not buy any cell with 'fire' or 'vap' in the name. They will vaporize or catch fire (smiles).</text:p>
            <text:p>Look for higher C discharge rates on cells, 2C is standard, 3C is good. (DKblock is 100A max for 1 minute)</text:p>
            <text:p>Depending on quantities, plan on pricing from low $2's to high $3's for cells in the 3000-3500ma range with 3C and higher.</text:p>
            <text:p>Some sample cells pricing:</text:p>
            <text:p>LG INR18650MH1 - 3200mah - <text:s/>$2.65 in 2k pcs from</text:p>
            <text:p>Shenzhen Foraker Technology Co., Ltd</text:p>
            <text:p>Tel:+86-755-28110613</text:p>
            <text:p>Fax:+86-755-23764800 ext. 806</text:p>
            <text:p>Web:http://www.szforaker.com </text:p>
            <text:p><text:s text:c="7"/>http://szforaker.1688.com/</text:p>
            <text:p/>
            <text:p>There are some nice 3500mah cells now on the market, and I'm starting to see 3600's. With the new Tesla battery factory, I think we will be approaching 4000mah in an 18650 cell!! I've tested the Panasonic <text:s/>(NCR18650B- 3400mah cell) and it's almost as good as the LG cell above...and more expensive.</text:p>
            <text:p/>
          </table:table-cell>
          <table:table-cell table:number-columns-repeated="3"/>
        </table:table-row>
        <table:table-row table:style-name="ro2" table:number-rows-repeated="2">
          <table:table-cell table:number-columns-repeated="4"/>
        </table:table-row>
        <table:table-row table:style-name="ro2">
          <table:table-cell office:value-type="string">
            <text:p>BUSBARS: Included in kit or not?</text:p>
          </table:table-cell>
          <table:table-cell table:number-columns-repeated="2"/>
          <table:table-cell office:value-type="string">
            <text:p>Busbars are not included at present, but that might happen in the future. The solid ones are the best, no worry about stress since the blocks lock together mechanically anyway. There are two large screws on the PCB, so that helps spread out the stress also.</text:p>
          </table:table-cell>
        </table:table-row>
        <table:table-row table:style-name="ro2">
          <table:table-cell office:value-type="string">
            <text:p>Busbars: what about the stress on the PCB?</text:p>
          </table:table-cell>
          <table:table-cell table:number-columns-repeated="3"/>
        </table:table-row>
        <table:table-row table:style-name="ro2">
          <table:table-cell table:number-columns-repeated="4"/>
        </table:table-row>
        <table:table-row table:style-name="ro2">
          <table:table-cell office:value-type="string">
            <text:p>pack Supervisor requried?</text:p>
          </table:table-cell>
          <table:table-cell table:number-columns-repeated="2"/>
          <table:table-cell office:value-type="string">
            <text:p>A Pack Supervisor will be required by anyone who wants all the protections that normal BMS's offer, such as overcurrent, over/under temperature, over/under voltage and (eventual) communication to the internet or CANBUS connections. The blocks themselves do the balancing function, independent of the Supervisor.</text:p>
          </table:table-cell>
        </table:table-row>
        <table:table-row table:style-name="ro2">
          <table:table-cell table:number-columns-repeated="4"/>
        </table:table-row>
        <table:table-row table:style-name="ro2">
          <table:table-cell office:value-type="string">
            <text:p>Eventual pricing?</text:p>
          </table:table-cell>
          <table:table-cell table:number-columns-repeated="3"/>
        </table:table-row>
        <table:table-row table:style-name="ro2">
          <table:table-cell table:number-columns-repeated="4"/>
        </table:table-row>
        <table:table-row table:style-name="ro2">
          <table:table-cell office:value-type="string">
            <text:p>Advantages of Dkblcok?</text:p>
          </table:table-cell>
          <table:table-cell table:number-columns-repeated="3"/>
        </table:table-row>
        <table:table-row table:style-name="ro2">
          <table:table-cell table:number-columns-repeated="4"/>
        </table:table-row>
        <table:table-row table:style-name="ro2">
          <table:table-cell office:value-type="string">
            <text:p>Balancing when you get new cells- how is that best accomplished? </text:p>
          </table:table-cell>
          <table:table-cell table:number-columns-repeated="3"/>
        </table:table-row>
        <table:table-row table:style-name="ro2">
          <table:table-cell office:value-type="string">
            <text:p>Basically if all cells are charged in parallel with the same charger or power supply, and they are charged to the manufacturers specification ( for LG MH1 about 4.150 +/-0.040)</text:p>
          </table:table-cell>
          <table:table-cell table:number-columns-repeated="3"/>
        </table:table-row>
        <table:table-row table:style-name="ro2">
          <table:table-cell office:value-type="string">
            <text:p>that is the best case? But can this be done without a precision power supply or accurate digital voltmeter? Yes, after the Dkblocks are assembled with cells and Block Manager board, the blocks effectively have 10 cells in</text:p>
          </table:table-cell>
          <table:table-cell table:number-columns-repeated="3"/>
        </table:table-row>
        <table:table-row table:style-name="ro2">
          <table:table-cell office:value-type="string">
            <text:p>parrallel, so each half of the block can be charged separately, and if charging more than one block, making sure the wires to each block from the charger or power supply is the same length.</text:p>
          </table:table-cell>
          <table:table-cell table:number-columns-repeated="3"/>
        </table:table-row>
        <table:table-row table:style-name="ro2">
          <table:table-cell office:value-type="string">
            <text:p>The graphic of this would look like...</text:p>
          </table:table-cell>
          <table:table-cell table:number-columns-repeated="3"/>
        </table:table-row>
        <table:table-row table:style-name="ro4">
          <table:table-cell table:style-name="ce1" office:value-type="string">
            <text:p>BLOCKS CHARGING IN PARALLEL on ONLY ½ of the block picture right here</text:p>
          </table:table-cell>
          <table:table-cell table:number-columns-repeated="3"/>
        </table:table-row>
        <table:table-row table:style-name="ro2" table:number-rows-repeated="2">
          <table:table-cell table:number-columns-repeated="4"/>
        </table:table-row>
        <table:table-row table:style-name="ro2">
          <table:table-cell office:value-type="string">
            <text:p>Do I need a Pack Supervisor board in my system?</text:p>
          </table:table-cell>
          <table:table-cell table:number-columns-repeated="3"/>
        </table:table-row>
        <table:table-row table:style-name="ro2">
          <table:table-cell office:value-type="string">
            <text:p>A Pack Supervisor will be required by anyone who wants all the protections that normal BMS's offer, such as overcurrent, over/under temperature, over/under voltage and (eventual) communication to the internet or CANBUS connections. </text:p>
          </table:table-cell>
          <table:table-cell table:number-columns-repeated="3"/>
        </table:table-row>
        <table:table-row table:style-name="ro2">
          <table:table-cell office:value-type="string">
            <text:p>The blocks themselves do the balancing function, carry the pack current, form a 2S10P cell block, and operate the block fan, all independent of the Supervisor.</text:p>
          </table:table-cell>
          <table:table-cell table:number-columns-repeated="3"/>
        </table:table-row>
        <table:table-row table:style-name="ro2" table:number-rows-repeated="2">
          <table:table-cell table:number-columns-repeated="4"/>
        </table:table-row>
        <table:table-row table:style-name="ro2">
          <table:table-cell office:value-type="string">
            <text:p>What is the market for Dkblock?</text:p>
          </table:table-cell>
          <table:table-cell table:number-columns-repeated="3"/>
        </table:table-row>
        <table:table-row table:style-name="ro5">
          <table:table-cell office:value-type="string">
            <text:p>The market for this product is for electric vehicle systems of from 24V to 72V nominal (29.6VDC and 72VDC actual) systems, and above, all the way to 20 blocks in series (with 3 blocks in parallel) have been used. To date</text:p>
          </table:table-cell>
          <table:table-cell table:number-columns-repeated="3"/>
        </table:table-row>
        <table:table-row table:style-name="ro5">
          <table:table-cell office:value-type="string">
            <text:p>the biggest system is a 60 block system, with only 20 blocks talking to the Pack Supevisor. Note that the Dkblock is probably better at energy density than power density, and looking at the 100A block max current tells you why.</text:p>
          </table:table-cell>
          <table:table-cell table:number-columns-repeated="3"/>
        </table:table-row>
        <table:table-row table:style-name="ro5">
          <table:table-cell office:value-type="string">
            <text:p>Another possible market is home power wall applications, where energy density is prized over power density.</text:p>
          </table:table-cell>
          <table:table-cell table:number-columns-repeated="3"/>
        </table:table-row>
        <table:table-row table:style-name="ro2" table:number-rows-repeated="2">
          <table:table-cell table:number-columns-repeated="4"/>
        </table:table-row>
        <table:table-row table:style-name="ro5">
          <table:table-cell office:value-type="string">
            <text:p>Why is the Dkblock better than current systems on the market?</text:p>
          </table:table-cell>
          <table:table-cell table:number-columns-repeated="3"/>
        </table:table-row>
        <table:table-row table:style-name="ro5">
          <table:table-cell office:value-type="string">
            <text:p>As for advantages, there are many besides the re-usability of the 18650 packaging, like 8 temperature sensors in the block, so the cell temperature is always known, 0.1% voltage accuracy, </text:p>
          </table:table-cell>
          <table:table-cell table:number-columns-repeated="3"/>
        </table:table-row>
        <table:table-row table:style-name="ro5">
          <table:table-cell office:value-type="string">
            <text:p>and 1% current accuracy for doing really good SOC calculations, BMS is wireless so no small wires to break in the pack, so much easier troubleshoot wiring issues in the pack.</text:p>
          </table:table-cell>
          <table:table-cell table:number-columns-repeated="3"/>
        </table:table-row>
        <table:table-row table:style-name="ro5">
          <table:table-cell office:value-type="string">
            <text:p>Also energy density is much improved from tradional lithium iron cells with typically a 2x or 3x improvement here.</text:p>
          </table:table-cell>
          <table:table-cell table:number-columns-repeated="3"/>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0">10/10/2019</text:date>, <text:time>14:27: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 Economu</meta:initial-creator>
    <meta:creation-date>2015-12-04T09:45:54.75</meta:creation-date>
    <dc:date>2019-10-10T14:27:20.50</dc:date>
    <dc:creator>T Economu</dc:creator>
    <meta:editing-duration>PT1H3M2S</meta:editing-duration>
    <meta:editing-cycles>8</meta:editing-cycles>
    <meta:generator>OpenOffice/4.1.0$Win32 OpenOffice.org_project/410m18$Build-9764</meta:generator>
    <meta:document-statistic meta:table-count="3" meta:cell-count="25" meta:object-count="0"/>
  </office:meta>
</office:document-meta>
</file>